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70ccb" officeooo:paragraph-rsid="00170ccb"/>
    </style:style>
    <style:style style:name="P2" style:family="paragraph" style:parent-style-name="Standard">
      <style:text-properties fo:font-weight="bold" officeooo:rsid="001a7768" officeooo:paragraph-rsid="001a7768" style:font-weight-asian="bold" style:font-weight-complex="bold"/>
    </style:style>
    <style:style style:name="P3" style:family="paragraph" style:parent-style-name="Standard">
      <style:text-properties fo:font-weight="bold" officeooo:rsid="001e92dd" officeooo:paragraph-rsid="001e92dd" style:font-weight-asian="bold" style:font-weight-complex="bold"/>
    </style:style>
    <style:style style:name="P4" style:family="paragraph" style:parent-style-name="Standard">
      <style:text-properties fo:font-weight="bold" officeooo:rsid="001ff53e" officeooo:paragraph-rsid="001ff53e" style:font-weight-asian="bold" style:font-weight-complex="bold"/>
    </style:style>
    <style:style style:name="P5" style:family="paragraph" style:parent-style-name="Standard">
      <style:text-properties fo:font-weight="bold" officeooo:rsid="002222a5" officeooo:paragraph-rsid="002222a5" style:font-weight-asian="bold" style:font-weight-complex="bold"/>
    </style:style>
    <style:style style:name="P6" style:family="paragraph" style:parent-style-name="Standard">
      <style:text-properties fo:font-weight="bold" officeooo:rsid="0025456c" officeooo:paragraph-rsid="0025456c" style:font-weight-asian="bold" style:font-weight-complex="bold"/>
    </style:style>
    <style:style style:name="P7" style:family="paragraph" style:parent-style-name="Standard">
      <style:text-properties fo:font-weight="bold" officeooo:rsid="002649df" officeooo:paragraph-rsid="002649df" style:font-weight-asian="bold" style:font-weight-complex="bold"/>
    </style:style>
    <style:style style:name="P8" style:family="paragraph" style:parent-style-name="Standard">
      <style:text-properties fo:font-weight="bold" officeooo:rsid="0029b558" officeooo:paragraph-rsid="0029b558" style:font-weight-asian="bold" style:font-weight-complex="bold"/>
    </style:style>
    <style:style style:name="P9" style:family="paragraph" style:parent-style-name="Standard">
      <style:text-properties fo:font-weight="bold" officeooo:rsid="002affbd" officeooo:paragraph-rsid="002affbd" style:font-weight-asian="bold" style:font-weight-complex="bold"/>
    </style:style>
    <style:style style:name="P10" style:family="paragraph" style:parent-style-name="Standard">
      <style:text-properties fo:font-weight="bold" officeooo:rsid="002c62b2" officeooo:paragraph-rsid="002c62b2" style:font-weight-asian="bold" style:font-weight-complex="bold"/>
    </style:style>
    <style:style style:name="P11" style:family="paragraph" style:parent-style-name="Text_20_body">
      <style:text-properties officeooo:rsid="001cb132" officeooo:paragraph-rsid="001cb132"/>
    </style:style>
    <style:style style:name="P12" style:family="paragraph" style:parent-style-name="Title">
      <style:text-properties officeooo:rsid="001a18de" officeooo:paragraph-rsid="001a18de"/>
    </style:style>
    <style:style style:name="P13" style:family="paragraph" style:parent-style-name="Title">
      <style:text-properties officeooo:rsid="001cb132" officeooo:paragraph-rsid="001cb132"/>
    </style:style>
    <style:style style:name="P14" style:family="paragraph" style:parent-style-name="Title">
      <style:text-properties officeooo:rsid="001ff53e" officeooo:paragraph-rsid="001ff53e"/>
    </style:style>
    <style:style style:name="P15" style:family="paragraph" style:parent-style-name="Title">
      <style:text-properties officeooo:rsid="0024a085" officeooo:paragraph-rsid="0024a085"/>
    </style:style>
    <style:style style:name="P16" style:family="paragraph" style:parent-style-name="Title">
      <style:text-properties officeooo:rsid="0029b558" officeooo:paragraph-rsid="0029b558"/>
    </style:style>
    <style:style style:name="P17" style:family="paragraph" style:parent-style-name="Title">
      <style:text-properties officeooo:rsid="002affbd" officeooo:paragraph-rsid="002affbd"/>
    </style:style>
    <style:style style:name="T1" style:family="text">
      <style:text-properties officeooo:rsid="0018ffc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29bb" style:font-weight-asian="normal" style:font-weight-complex="normal"/>
    </style:style>
    <style:style style:name="T4" style:family="text">
      <style:text-properties fo:font-weight="normal" officeooo:rsid="001b6302" style:font-weight-asian="normal" style:font-weight-complex="normal"/>
    </style:style>
    <style:style style:name="T5" style:family="text">
      <style:text-properties fo:font-weight="normal" officeooo:rsid="001bd488" style:font-weight-asian="normal" style:font-weight-complex="normal"/>
    </style:style>
    <style:style style:name="T6" style:family="text">
      <style:text-properties fo:font-weight="normal" officeooo:rsid="00203a70" style:font-weight-asian="normal" style:font-weight-complex="normal"/>
    </style:style>
    <style:style style:name="T7" style:family="text">
      <style:text-properties fo:font-weight="normal" officeooo:rsid="002649df" style:font-weight-asian="normal" style:font-weight-complex="normal"/>
    </style:style>
    <style:style style:name="T8" style:family="text">
      <style:text-properties fo:font-weight="normal" officeooo:rsid="0027ee78" style:font-weight-asian="normal" style:font-weight-complex="normal"/>
    </style:style>
    <style:style style:name="T9" style:family="text">
      <style:text-properties officeooo:rsid="001db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erfect simple</text:p>
      <text:p text:style-name="P1">The perfect tense is used to indicate that an action occurred earlier than the time under consideration <text:span text:style-name="T1">putting the focus on the resulting state rather than on the occurrence itself. The name “perfect” derives from the Latin word for completed.</text:span></text:p>
      <text:p text:style-name="P2">Example:<text:span text:style-name="T2"> I have </text:span><text:span text:style-name="T3">prepared dinner. </text:span><text:span text:style-name="T4">Although this gives </text:span><text:span text:style-name="T5">information about the action the main emphasis is on the consequences of the action.</text:span></text:p>
      <text:p text:style-name="P17">Perfect progressive tense</text:p>
      <text:p text:style-name="P9"><text:span text:style-name="T5">T</text:span><text:span text:style-name="T2">he perfect progressive tense is used for describing actions that repeated over a period of time in the past, are being continued in the present or are going to continue in the future.</text:span></text:p>
      <text:p text:style-name="P10">Example: <text:span text:style-name="T2">I have been practising playing the guitar and I am going to be as good as Jimi Hendrix in one or two years.</text:span></text:p>
      <text:p text:style-name="P15">Future perfect</text:p>
      <text:p text:style-name="P6"><text:span text:style-name="T5">T</text:span><text:span text:style-name="T2">he future perfect tense expresses an action in the future that will take place before another action in the future. </text:span><text:span text:style-name="T7">So this is the past in the future.</text:span></text:p>
      <text:p text:style-name="P7">Example: <text:span text:style-name="T8">The shoot-out is going to happen at high noon in El Paso. You will reach El Paso at half past one. When you arrive, three man will have died.</text:span></text:p>
      <text:p text:style-name="P16">Future perfect progressive tense</text:p>
      <text:p text:style-name="P8"><text:span text:style-name="T8">T</text:span><text:span text:style-name="T2">he future perfect progressive tense is used for ongoing actions that will be completed at some specific time in the future.</text:span></text:p>
      <text:p text:style-name="P8">Example:<text:span text:style-name="T2"> In October next year, I will have been studying for twelve months.</text:span></text:p>
      <text:p text:style-name="P13">Past perfect</text:p>
      <text:p text:style-name="P11">The past perfect tense is used to emphasize that an action was completed or an event occurred before another <text:span text:style-name="T9">deed</text:span> or event took place.</text:p>
      <text:p text:style-name="P3">Example<text:span text:style-name="T2">: </text:span><text:span text:style-name="T5">I </text:span><text:span text:style-name="T2">had brushed my teeth before I put on my pants.</text:span></text:p>
      <text:p text:style-name="P14">Past perfect progressive tense</text:p>
      <text:p text:style-name="P4"><text:span text:style-name="T2">The past perfect progressive tense is used to indicate that an ongoing action in the past has been completed or has ended </text:span><text:span text:style-name="T6">or has been interrupted by a short action</text:span><text:span text:style-name="T2">.</text:span></text:p>
      <text:p text:style-name="P5">Example: <text:span text:style-name="T2">I had been strutting down the street when the car hit the t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0:26:33.340503336</meta:creation-date>
    <dc:date>2016-11-15T21:09:18.032150867</dc:date>
    <meta:editing-duration>PT42M33S</meta:editing-duration>
    <meta:editing-cycles>23</meta:editing-cycles>
    <meta:generator>LibreOffice/5.1.6.1.0$Linux_X86_64 LibreOffice_project/10$Build-1</meta:generator>
    <meta:document-statistic meta:table-count="0" meta:image-count="0" meta:object-count="0" meta:page-count="1" meta:paragraph-count="18" meta:word-count="308" meta:character-count="1735" meta:non-whitespace-character-count="1445"/>
  </office:meta>
</office:document-meta>
</file>